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rsid="0056ece6" officeooo:paragraph-rsid="0057e000"/>
    </style:style>
    <style:style style:name="P5" style:family="paragraph" style:parent-style-name="Standard">
      <style:text-properties fo:font-style="normal" officeooo:rsid="0057e000" officeooo:paragraph-rsid="004130bb" style:font-style-asian="normal" style:font-style-complex="normal"/>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Standard">
      <style:text-properties officeooo:paragraph-rsid="005f37f7"/>
    </style:style>
    <style:style style:name="P9" style:family="paragraph" style:parent-style-name="Text_20_body" style:list-style-name="L1">
      <style:paragraph-properties fo:margin-top="0in" fo:margin-bottom="0in" loext:contextual-spacing="false"/>
      <style:text-properties officeooo:paragraph-rsid="005da6e9"/>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57e000"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888dd"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da6e9"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f37f7" style:font-size-asian="12pt" style:font-style-asian="normal" style:font-weight-asian="normal" style:font-size-complex="12pt" style:font-style-complex="normal" style:font-weight-complex="normal"/>
    </style:style>
    <style:style style:name="T11" style:family="text">
      <style:text-properties officeooo:rsid="004130bb"/>
    </style:style>
    <style:style style:name="T12" style:family="text">
      <style:text-properties officeooo:rsid="0050f657"/>
    </style:style>
    <style:style style:name="T13" style:family="text">
      <style:text-properties officeooo:rsid="0057e000"/>
    </style:style>
    <style:style style:name="T14" style:family="text">
      <style:text-properties officeooo:rsid="005ad164"/>
    </style:style>
    <style:style style:name="T15" style:family="text">
      <style:text-properties officeooo:rsid="005da6e9"/>
    </style:style>
    <style:style style:name="T16" style:family="text">
      <style:text-properties fo:font-weight="normal" officeooo:rsid="005da6e9" style:font-weight-asian="normal" style:font-weight-complex="normal"/>
    </style:style>
    <style:style style:name="T17" style:family="text">
      <style:text-properties officeooo:rsid="005f37f7"/>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DAT 650</text:span><text:span text:style-name="T4">: </text:span><text:span text:style-name="T5">Advanced Data Analytics</text:span></text:p>
      <text:p text:style-name="P5"/>
      <text:p text:style-name="P8"><text:span text:style-name="T3">Module</text:span><text:span text:style-name="Emphasis"><text:span text:style-name="T6"> </text:span></text:span><text:span text:style-name="Emphasis"><text:span text:style-name="T9">S</text:span></text:span><text:span text:style-name="Emphasis"><text:span text:style-name="T10">even</text:span></text:span><text:span text:style-name="Emphasis"><text:span text:style-name="T8"> - </text:span></text:span><text:span text:style-name="Strong_20_Emphasis"><text:span text:style-name="T7">Data Understanding</text:span></text:span></text:p>
      <text:p text:style-name="P8"><text:span text:style-name="Strong_20_Emphasis"><text:span text:style-name="T9">Describing, Exploring, and Modeling Data</text:span></text:span></text:p>
      <text:p text:style-name="P4"><text:span text:style-name="Emphasis"><text:span text:style-name="T2"/></text:span></text:p>
      <text:p text:style-name="P2"><text:span text:style-name="T14">7/</text:span><text:span text:style-name="T15">1</text:span><text:span text:style-name="T17">8</text:span><text:span text:style-name="T12">/</text:span><text:span text:style-name="T13">20</text:span><text:span text:style-name="T11">22</text:span></text:p>
      <text:p text:style-name="P1"/>
      <text:p text:style-name="P1">Learning Object<text:span text:style-name="T1">i</text:span>ves</text:p>
      <text:p text:style-name="P6"/>
      <text:list xml:id="list2345417329" text:style-name="L1">
        <text:list-item>
          <text:p text:style-name="P9">Distinguish what value the analytic structure and strategy hold for model creation for the organization</text:p>
        </text:list-item>
      </text:list>
      <text:p text:style-name="P6"/>
      <text:p text:style-name="P7">Module Overview</text:p>
      <text:p text:style-name="P7"/>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When first introduced to a dataset, it is often valuable to create the descriptive statistics that will provide summaries and characteristics about the data. This may also provide insight into data quality issues. Additionally, analytical tools are often used for visualization and ad hoc analysis to understand and explore the data. Once our data is understood, we can evaluate the data scales, sample sizes, and distributions to determine the appropriate technique for the particular analysis situation. The next step is modeling. It is often said that modeling is grounded to quantitative principles, but one could argue that there is an artistic element to it as well. These artistic elements emerge from considerations such as choosing the dataset, preparing the dataset, choosing an algorithm, and interpreting the results of the algorithm. Often, modeling takes many iterations through this process and it is often the use of creativity through both inductive and deductive reasoning that achieves modeling success. In this module, we will conduct an exploration to describe the data, which may also smooth out any quality issues that are present and pave the way for future modeling.</text:p>
                <text:p text:style-name="Text_20_body">In Milestone Two, the modeling technique was proposed. It is often valuable to propose and evaluate the feasibility of various modeling techniques early in the CRISP-DM process. This will ensure that the understanding and preparation phases occur sequentially as foundational elements to ensure effective modeling.</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7-18T17:22:56.958745288</dc:date>
    <meta:editing-duration>P2DT7H25M40S</meta:editing-duration>
    <meta:editing-cycles>48</meta:editing-cycles>
    <meta:generator>LibreOffice/6.4.7.2$Linux_X86_64 LibreOffice_project/40$Build-2</meta:generator>
    <meta:document-statistic meta:table-count="0" meta:image-count="0" meta:object-count="0" meta:page-count="1" meta:paragraph-count="9" meta:word-count="267" meta:character-count="1758" meta:non-whitespace-character-count="1501"/>
  </office:meta>
</office:document-meta>
</file>